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372" style:family="paragraph" style:parent-style-name="Standard">
      <style:text-properties officeooo:rsid="00114883" officeooo:paragraph-rsid="00114883"/>
    </style:style>
    <style:style style:name="P373" style:family="paragraph" style:parent-style-name="Standard">
      <style:paragraph-properties fo:text-align="start" style:justify-single-word="false"/>
      <style:text-properties officeooo:rsid="00114a78" officeooo:paragraph-rsid="00114a78"/>
    </style:style>
    <style:style style:name="P374" style:family="paragraph" style:parent-style-name="Standard">
      <style:paragraph-properties fo:text-align="start" style:justify-single-word="false"/>
      <style:text-properties officeooo:paragraph-rsid="0012d949"/>
    </style:style>
    <style:style style:name="P375" style:family="paragraph" style:parent-style-name="Standard">
      <style:paragraph-properties fo:text-align="start" style:justify-single-word="false"/>
      <style:text-properties officeooo:rsid="0012d949" officeooo:paragraph-rsid="0012d949"/>
    </style:style>
    <style:style style:name="P376" style:family="paragraph" style:parent-style-name="Standard">
      <style:paragraph-properties fo:text-align="start" style:justify-single-word="false"/>
      <style:text-properties officeooo:rsid="0012d949" officeooo:paragraph-rsid="0014b531"/>
    </style:style>
    <style:style style:name="P377" style:family="paragraph" style:parent-style-name="Standard">
      <style:paragraph-properties fo:text-align="start" style:justify-single-word="false"/>
      <style:text-properties officeooo:rsid="0023ab34" officeooo:paragraph-rsid="0023ab34"/>
    </style:style>
    <style:style style:name="P378" style:family="paragraph" style:parent-style-name="Standard">
      <style:paragraph-properties fo:text-align="justify" style:justify-single-word="false"/>
      <style:text-properties officeooo:rsid="002560c4" officeooo:paragraph-rsid="002560c4"/>
    </style:style>
    <style:style style:name="P379" style:family="paragraph" style:parent-style-name="Standard">
      <style:paragraph-properties fo:text-align="justify" style:justify-single-word="false"/>
      <style:text-properties officeooo:rsid="00267a66" officeooo:paragraph-rsid="00267a66"/>
    </style:style>
    <style:style style:name="P380"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381"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382"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383"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384"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385"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386"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87"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88"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389"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90"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91"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92"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93"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94"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395"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96"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97"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98"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399"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00"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01"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02"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03"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04"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05"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06"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07"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08"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09"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10"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412"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425"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428"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435"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officeooo:rsid="00099583"/>
    </style:style>
    <style:style style:name="T39" style:family="text">
      <style:text-properties officeooo:rsid="0009b39b"/>
    </style:style>
    <style:style style:name="T40" style:family="text">
      <style:text-properties officeooo:rsid="00114883"/>
    </style:style>
    <style:style style:name="T41" style:family="text">
      <style:text-properties style:font-name="Century Schoolbook L" fo:language="ru" fo:country="RU" fo:font-weight="normal" fo:background-color="transparent" loext:char-shading-value="0" style:font-size-asian="10.5pt" loext:shadow="none"/>
    </style:style>
    <style:style style:name="T42" style:family="text">
      <style:text-properties style:font-name="Century Schoolbook L" fo:language="ru" fo:country="RU" fo:font-weight="normal" officeooo:rsid="0012d949" fo:background-color="transparent" loext:char-shading-value="0" style:font-size-asian="10.5pt" loext:shadow="none"/>
    </style:style>
    <style:style style:name="T43" style:family="text">
      <style:text-properties style:font-name="Century Schoolbook L" fo:language="ru" fo:country="RU" fo:font-weight="normal" officeooo:rsid="0013b0b8" fo:background-color="transparent" loext:char-shading-value="0" style:font-size-asian="10.5pt" loext:shadow="none"/>
    </style:style>
    <style:style style:name="T44" style:family="text">
      <style:text-properties style:font-name="Century Schoolbook L" fo:language="ru" fo:country="RU" fo:font-weight="normal" officeooo:rsid="0014b531" fo:background-color="transparent" loext:char-shading-value="0" style:font-size-asian="10.5pt" loext:shadow="none"/>
    </style:style>
    <style:style style:name="T45"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6"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7"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8"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9"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50" style:family="text">
      <style:text-properties officeooo:rsid="0020418a"/>
    </style:style>
    <style:style style:name="T51" style:family="text">
      <style:text-properties officeooo:rsid="0021ff5a"/>
    </style:style>
    <style:style style:name="T52" style:family="text">
      <style:text-properties officeooo:rsid="002ad3be"/>
    </style:style>
    <style:style style:name="T53" style:family="text">
      <style:text-properties officeooo:rsid="0030965e"/>
    </style:style>
    <style:style style:name="T54" style:family="text">
      <style:text-properties officeooo:rsid="003194bc"/>
    </style:style>
    <style:style style:name="T55" style:family="text">
      <style:text-properties officeooo:rsid="00334c08"/>
    </style:style>
    <style:style style:name="T56" style:family="text">
      <style:text-properties officeooo:rsid="0034f4a7"/>
    </style:style>
    <style:style style:name="T57" style:family="text">
      <style:text-properties officeooo:rsid="0037c58f"/>
    </style:style>
    <style:style style:name="T58" style:family="text">
      <style:text-properties officeooo:rsid="003899df"/>
    </style:style>
    <style:style style:name="T59" style:family="text">
      <style:text-properties officeooo:rsid="00394246"/>
    </style:style>
    <style:style style:name="T60" style:family="text">
      <style:text-properties officeooo:rsid="003adeb1"/>
    </style:style>
    <style:style style:name="T61" style:family="text">
      <style:text-properties officeooo:rsid="003bbcbd"/>
    </style:style>
    <style:style style:name="T62" style:family="text">
      <style:text-properties officeooo:rsid="003cd4b6"/>
    </style:style>
    <style:style style:name="T63" style:family="text">
      <style:text-properties officeooo:rsid="003dd2ec"/>
    </style:style>
    <style:style style:name="T64" style:family="text">
      <style:text-properties officeooo:rsid="00447f23"/>
    </style:style>
    <style:style style:name="T65" style:family="text">
      <style:text-properties officeooo:rsid="00509f0c"/>
    </style:style>
    <style:style style:name="T66" style:family="text">
      <style:text-properties officeooo:rsid="0053a402"/>
    </style:style>
    <style:style style:name="T67" style:family="text">
      <style:text-properties officeooo:rsid="0056cb65"/>
    </style:style>
    <style:style style:name="T68" style:family="text">
      <style:text-properties officeooo:rsid="005c5efd"/>
    </style:style>
    <style:style style:name="T69" style:family="text">
      <style:text-properties officeooo:rsid="005df8ec"/>
    </style:style>
    <style:style style:name="T70" style:family="text">
      <style:text-properties officeooo:rsid="006525a4"/>
    </style:style>
    <style:style style:name="T71" style:family="text">
      <style:text-properties officeooo:rsid="0070e276"/>
    </style:style>
    <style:style style:name="T72" style:family="text">
      <style:text-properties officeooo:rsid="0075ac40"/>
    </style:style>
    <style:style style:name="T73" style:family="text">
      <style:text-properties officeooo:rsid="0077a8d6"/>
    </style:style>
    <style:style style:name="T74" style:family="text">
      <style:text-properties officeooo:rsid="0077f74e"/>
    </style:style>
    <style:style style:name="T75" style:family="text">
      <style:text-properties officeooo:rsid="007f3802"/>
    </style:style>
    <style:style style:name="T76" style:family="text">
      <style:text-properties officeooo:rsid="00864f81"/>
    </style:style>
    <style:style style:name="T77" style:family="text">
      <style:text-properties officeooo:rsid="0089c027"/>
    </style:style>
    <style:style style:name="T78" style:family="text">
      <style:text-properties officeooo:rsid="008a4c46"/>
    </style:style>
    <style:style style:name="T79" style:family="text">
      <style:text-properties officeooo:rsid="008da961"/>
    </style:style>
    <style:style style:name="T80" style:family="text">
      <style:text-properties officeooo:rsid="0090f5dd"/>
    </style:style>
    <style:style style:name="T81" style:family="text">
      <style:text-properties officeooo:rsid="0095a138"/>
    </style:style>
    <style:style style:name="T82" style:family="text">
      <style:text-properties officeooo:rsid="00962910"/>
    </style:style>
    <style:style style:name="T83" style:family="text">
      <style:text-properties officeooo:rsid="0096b0ca"/>
    </style:style>
    <style:style style:name="T84" style:family="text">
      <style:text-properties officeooo:rsid="009b000e"/>
    </style:style>
    <style:style style:name="T85" style:family="text">
      <style:text-properties officeooo:rsid="009c5a9e"/>
    </style:style>
    <style:style style:name="T86" style:family="text">
      <style:text-properties officeooo:rsid="009fb332"/>
    </style:style>
    <style:style style:name="T87" style:family="text">
      <style:text-properties officeooo:rsid="00a33b8f"/>
    </style:style>
    <style:style style:name="T88" style:family="text">
      <style:text-properties officeooo:rsid="00a96232"/>
    </style:style>
    <style:style style:name="T89" style:family="text">
      <style:text-properties officeooo:rsid="00ae2557"/>
    </style:style>
    <style:style style:name="T90" style:family="text">
      <style:text-properties officeooo:rsid="00b3e54f"/>
    </style:style>
    <style:style style:name="T91" style:family="text">
      <style:text-properties officeooo:rsid="00bb58c8"/>
    </style:style>
    <style:style style:name="T92" style:family="text">
      <style:text-properties officeooo:rsid="00bcfc0c"/>
    </style:style>
    <style:style style:name="T93" style:family="text">
      <style:text-properties officeooo:rsid="00bf50ac"/>
    </style:style>
    <style:style style:name="T94" style:family="text">
      <style:text-properties officeooo:rsid="00c494e6"/>
    </style:style>
    <style:style style:name="T95" style:family="text">
      <style:text-properties officeooo:rsid="00d2d5a2"/>
    </style:style>
    <style:style style:name="T96" style:family="text">
      <style:text-properties officeooo:rsid="00d3f763"/>
    </style:style>
    <style:style style:name="T97" style:family="text">
      <style:text-properties officeooo:rsid="00d6f21a"/>
    </style:style>
    <style:style style:name="T98" style:family="text">
      <style:text-properties officeooo:rsid="00d95464"/>
    </style:style>
    <style:style style:name="T99" style:family="text">
      <style:text-properties officeooo:rsid="00db61aa"/>
    </style:style>
    <style:style style:name="T100" style:family="text">
      <style:text-properties officeooo:rsid="00de3705"/>
    </style:style>
    <style:style style:name="T101" style:family="text">
      <style:text-properties officeooo:rsid="00e7e92c"/>
    </style:style>
    <style:style style:name="T102" style:family="text">
      <style:text-properties officeooo:rsid="00f1c3cc"/>
    </style:style>
    <style:style style:name="T103" style:family="text">
      <style:text-properties officeooo:rsid="00f95208"/>
    </style:style>
    <style:style style:name="T104" style:family="text">
      <style:text-properties officeooo:rsid="00f9bce7"/>
    </style:style>
    <style:style style:name="T105" style:family="text">
      <style:text-properties officeooo:rsid="00fb5655"/>
    </style:style>
    <style:style style:name="T106" style:family="text">
      <style:text-properties officeooo:rsid="00fd1005"/>
    </style:style>
    <style:style style:name="T107" style:family="text">
      <style:text-properties officeooo:rsid="00fe7d08"/>
    </style:style>
    <style:style style:name="T108" style:family="text">
      <style:text-properties officeooo:rsid="0104f1e8"/>
    </style:style>
    <style:style style:name="T109" style:family="text">
      <style:text-properties officeooo:rsid="0106567d"/>
    </style:style>
    <style:style style:name="T110" style:family="text">
      <style:text-properties officeooo:rsid="010d7783"/>
    </style:style>
    <style:style style:name="T111" style:family="text">
      <style:text-properties officeooo:rsid="010f6cbc"/>
    </style:style>
    <style:style style:name="T112" style:family="text">
      <style:text-properties officeooo:rsid="01153750"/>
    </style:style>
    <style:style style:name="T113" style:family="text">
      <style:text-properties officeooo:rsid="011b664a"/>
    </style:style>
    <style:style style:name="T114" style:family="text">
      <style:text-properties officeooo:rsid="011b8230"/>
    </style:style>
    <style:style style:name="T115" style:family="text">
      <style:text-properties officeooo:rsid="01225f78"/>
    </style:style>
    <style:style style:name="T116" style:family="text">
      <style:text-properties officeooo:rsid="0122f27c"/>
    </style:style>
    <style:style style:name="T117" style:family="text">
      <style:text-properties officeooo:rsid="01240e62"/>
    </style:style>
    <style:style style:name="T118" style:family="text">
      <style:text-properties officeooo:rsid="012c98de"/>
    </style:style>
    <style:style style:name="T119" style:family="text">
      <style:text-properties officeooo:rsid="01309b6a"/>
    </style:style>
    <style:style style:name="T120" style:family="text">
      <style:text-properties officeooo:rsid="01455a5b"/>
    </style:style>
    <style:style style:name="T121" style:family="text">
      <style:text-properties officeooo:rsid="0149f3a4"/>
    </style:style>
    <style:style style:name="T122" style:family="text">
      <style:text-properties officeooo:rsid="014ab245"/>
    </style:style>
    <style:style style:name="T123" style:family="text">
      <style:text-properties officeooo:rsid="0158a8ed"/>
    </style:style>
    <style:style style:name="T124" style:family="text">
      <style:text-properties officeooo:rsid="01607e75"/>
    </style:style>
    <style:style style:name="T125" style:family="text">
      <style:text-properties officeooo:rsid="01640f1a"/>
    </style:style>
    <style:style style:name="T126" style:family="text">
      <style:text-properties officeooo:rsid="0169ee6c"/>
    </style:style>
    <style:style style:name="T127" style:family="text">
      <style:text-properties officeooo:rsid="016baf12"/>
    </style:style>
    <style:style style:name="T128" style:family="text">
      <style:text-properties officeooo:rsid="016e0700"/>
    </style:style>
    <style:style style:name="T129" style:family="text">
      <style:text-properties officeooo:rsid="01715f12"/>
    </style:style>
    <style:style style:name="T130" style:family="text">
      <style:text-properties officeooo:rsid="01739250"/>
    </style:style>
    <style:style style:name="T131" style:family="text">
      <style:text-properties officeooo:rsid="01774989"/>
    </style:style>
    <style:style style:name="T132" style:family="text">
      <style:text-properties officeooo:rsid="017a16fd"/>
    </style:style>
    <style:style style:name="T133" style:family="text">
      <style:text-properties officeooo:rsid="017c7eda"/>
    </style:style>
    <style:style style:name="T134" style:family="text">
      <style:text-properties officeooo:rsid="018440d6"/>
    </style:style>
    <style:style style:name="T135" style:family="text">
      <style:text-properties officeooo:rsid="0187d602"/>
    </style:style>
    <style:style style:name="T136" style:family="text">
      <style:text-properties officeooo:rsid="0189d010"/>
    </style:style>
    <style:style style:name="T137" style:family="text">
      <style:text-properties officeooo:rsid="018b9496"/>
    </style:style>
    <style:style style:name="T138" style:family="text">
      <style:text-properties officeooo:rsid="018c7651"/>
    </style:style>
    <style:style style:name="T139" style:family="text">
      <style:text-properties officeooo:rsid="01925d10"/>
    </style:style>
    <style:style style:name="T140" style:family="text">
      <style:text-properties officeooo:rsid="01956131"/>
    </style:style>
    <style:style style:name="T141" style:family="text">
      <style:text-properties officeooo:rsid="019b0520"/>
    </style:style>
    <style:style style:name="T142" style:family="text">
      <style:text-properties officeooo:rsid="019db41c"/>
    </style:style>
    <style:style style:name="T143" style:family="text">
      <style:text-properties officeooo:rsid="01a98860"/>
    </style:style>
    <style:style style:name="T144" style:family="text">
      <style:text-properties officeooo:rsid="01b090c8"/>
    </style:style>
    <style:style style:name="T145" style:family="text">
      <style:text-properties officeooo:rsid="01b20cf6"/>
    </style:style>
    <style:style style:name="T146" style:family="text">
      <style:text-properties officeooo:rsid="01b503bd"/>
    </style:style>
    <style:style style:name="T147" style:family="text">
      <style:text-properties officeooo:rsid="01b808be"/>
    </style:style>
    <style:style style:name="T148" style:family="text">
      <style:text-properties officeooo:rsid="01ba819e"/>
    </style:style>
    <style:style style:name="T149" style:family="text">
      <style:text-properties officeooo:rsid="01cab687"/>
    </style:style>
    <style:style style:name="T150" style:family="text">
      <style:text-properties officeooo:rsid="01d5d246"/>
    </style:style>
    <style:style style:name="T151" style:family="text">
      <style:text-properties officeooo:rsid="01df7d3f"/>
    </style:style>
    <style:style style:name="T152" style:family="text">
      <style:text-properties officeooo:rsid="01e103ad"/>
    </style:style>
    <style:style style:name="T153" style:family="text">
      <style:text-properties officeooo:rsid="01ef05f2"/>
    </style:style>
    <style:style style:name="T154" style:family="text">
      <style:text-properties officeooo:rsid="01efec42"/>
    </style:style>
    <style:style style:name="T155" style:family="text">
      <style:text-properties officeooo:rsid="01f2a54c"/>
    </style:style>
    <style:style style:name="T156" style:family="text">
      <style:text-properties officeooo:rsid="01f47446"/>
    </style:style>
    <style:style style:name="T157" style:family="text">
      <style:text-properties officeooo:rsid="01ff68ea"/>
    </style:style>
    <style:style style:name="T158" style:family="text">
      <style:text-properties officeooo:rsid="0203c9fb"/>
    </style:style>
    <style:style style:name="T159" style:family="text">
      <style:text-properties officeooo:rsid="020566b8"/>
    </style:style>
    <style:style style:name="T160" style:family="text">
      <style:text-properties officeooo:rsid="02061066"/>
    </style:style>
    <style:style style:name="T161" style:family="text">
      <style:text-properties officeooo:rsid="0207d60b"/>
    </style:style>
    <style:style style:name="T162" style:family="text">
      <style:text-properties officeooo:rsid="020b7103"/>
    </style:style>
    <style:style style:name="T163" style:family="text">
      <style:text-properties officeooo:rsid="020e5e27"/>
    </style:style>
    <style:style style:name="T164" style:family="text">
      <style:text-properties officeooo:rsid="0211ca77"/>
    </style:style>
    <style:style style:name="T165" style:family="text">
      <style:text-properties officeooo:rsid="0218c8b9"/>
    </style:style>
    <style:style style:name="T166" style:family="text">
      <style:text-properties officeooo:rsid="021b000b"/>
    </style:style>
    <style:style style:name="T167" style:family="text">
      <style:text-properties officeooo:rsid="021b6d8b"/>
    </style:style>
    <style:style style:name="T168" style:family="text">
      <style:text-properties officeooo:rsid="02239faa"/>
    </style:style>
    <style:style style:name="T169" style:family="text">
      <style:text-properties officeooo:rsid="0225da9b"/>
    </style:style>
    <style:style style:name="T170" style:family="text">
      <style:text-properties officeooo:rsid="022d3ff3"/>
    </style:style>
    <style:style style:name="T171" style:family="text">
      <style:text-properties officeooo:rsid="0233de8b"/>
    </style:style>
    <style:style style:name="T172" style:family="text">
      <style:text-properties officeooo:rsid="0247aff0"/>
    </style:style>
    <style:style style:name="T173" style:family="text">
      <style:text-properties officeooo:rsid="025ac7a7"/>
    </style:style>
    <style:style style:name="T174" style:family="text">
      <style:text-properties officeooo:rsid="025d375d"/>
    </style:style>
    <style:style style:name="T175" style:family="text">
      <style:text-properties officeooo:rsid="026247bd"/>
    </style:style>
    <style:style style:name="T176" style:family="text">
      <style:text-properties officeooo:rsid="026a682b"/>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8">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9">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9">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9">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9">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40">Ветер нельзя позвать, но можно открыть окно.</text:span></text:p>
      <text:p text:style-name="P20"/>
      <text:p text:style-name="P20"><text:tab/><text:span text:style-name="T11">Что значит жить сейчас.</text:span><text:span text:style-name="T40">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40">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40"> Если вы живете в СЕЙЧАС, то ведете созидательную жизнь.</text:span></text:p>
      <text:p text:style-name="P19"/>
      <text:p text:style-name="P19"><text:tab/><text:span text:style-name="T11">Сейчас изобретательно.</text:span><text:span text:style-name="T40">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40">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40"> Следкющие понятия имеют одно значение:</text:span></text:p>
      <text:list xml:id="list2860989460914478822" text:style-name="L1">
        <text:list-item>
          <text:p text:style-name="P380">жить в сейчас;</text:p>
        </text:list-item>
        <text:list-item>
          <text:p text:style-name="P381">зрелость;</text:p>
        </text:list-item>
        <text:list-item>
          <text:p text:style-name="P381">подлиность;</text:p>
        </text:list-item>
        <text:list-item>
          <text:p text:style-name="P381">отвественность за свое действие и жизнь;</text:p>
        </text:list-item>
        <text:list-item>
          <text:p text:style-name="P381">ответная реакция — способность;</text:p>
        </text:list-item>
        <text:list-item>
          <text:p text:style-name="P381">в сейчас доступно проявление творческого подхода;</text:p>
        </text:list-item>
      </text:list>
      <text:p text:style-name="P21"/>
      <text:p text:style-name="P372"><text:span text:style-name="T41"><text:tab/></text:span><text:span text:style-name="T45">Чтобы жить сейчас, необходимо забыть о вчерашнем дне.</text:span><text:span text:style-name="T41">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372"><text:span text:style-name="T41"><text:tab/></text:span><text:span text:style-name="T45">Сейчас нельзя разделить.</text:span><text:span text:style-name="T41">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373"><text:span text:style-name="T41"><text:tab/></text:span><text:span text:style-name="T45">Материя и энергия являются одним и тем же.</text:span><text:span text:style-name="T41">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373"><text:span text:style-name="T41"><text:tab/></text:span><text:span text:style-name="T45">Западный подход к реальности. </text:span><text:span text:style-name="T41">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373"><text:span text:style-name="T41"><text:tab/></text:span><text:span text:style-name="T45">Небытие — это форма развития.</text:span><text:span text:style-name="T41">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373"><text:span text:style-name="T41"><text:tab/></text:span><text:span text:style-name="T45">«Существует» и «должно существовать». </text:span><text:span text:style-name="T41">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373"><text:span text:style-name="T41"><text:tab/></text:span><text:span text:style-name="T48">Отрицание западной философией реальности.</text:span><text:span text:style-name="T42">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373"><text:span text:style-name="T42"><text:tab/></text:span><text:span text:style-name="T48">Не существует каких-либо способов для описания реальности.</text:span><text:span text:style-name="T42"> Не пытайтесь представить реальность как нечто неподвижное, чтобы затем придумать способы для её достижения.</text:span></text:p>
      <text:p text:style-name="P24"/>
      <text:p text:style-name="P374"><text:span text:style-name="T42"><text:tab/></text:span><text:span text:style-name="T48">Реальность и восприятие. </text:span><text:span text:style-name="T42">Существует различие между следующими понятиями:</text:span></text:p>
      <text:list xml:id="list4338305452495116823" text:style-name="L2">
        <text:list-item>
          <text:p text:style-name="P382">мир;</text:p>
        </text:list-item>
        <text:list-item>
          <text:p text:style-name="P382">наша реакция на этот мир.</text:p>
        </text:list-item>
      </text:list>
      <text:p text:style-name="P375"><text:soft-page-break/><text:span text:style-name="T41"><text:tab/></text:span><text:span text:style-name="T45">Знание приходит с опытом.</text:span><text:span text:style-name="T41"> Сытому человеку трудно поверить, что в мире существует такое явление, как голод.</text:span></text:p>
      <text:p text:style-name="P25"/>
      <text:p text:style-name="P375"><text:span text:style-name="T41"><text:tab/></text:span><text:span text:style-name="T47">Будьте активны в поисках «этого».</text:span><text:span text:style-name="T43">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375"><text:span text:style-name="T43"><text:tab/></text:span><text:span text:style-name="T47">Формальная реальность вещи. </text:span><text:span text:style-name="T43">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375"><text:span text:style-name="T43"><text:tab/></text:span><text:span text:style-name="T47">О причинной связи.</text:span><text:span text:style-name="T43"> У всего должна быть причина.</text:span></text:p>
      <text:p text:style-name="P26"/>
      <text:p text:style-name="P375"><text:span text:style-name="T43"><text:tab/></text:span><text:span text:style-name="T47">Реальность и закон причины и следствия. </text:span><text:span text:style-name="T43">У причины должна быть та же самая реальность, что и у следствия.</text:span></text:p>
      <text:p text:style-name="P26"/>
      <text:p text:style-name="P375"><text:span text:style-name="T43"><text:tab/></text:span><text:span text:style-name="T47">Родство всех физических объектов. </text:span><text:span text:style-name="T43">Все физические объекты похожи. Следовательно, достаточно знать о существовании одного физического объекта.</text:span></text:p>
      <text:p text:style-name="P26"/>
      <text:p text:style-name="P375"><text:span text:style-name="T43"><text:tab/></text:span><text:span text:style-name="T47">Формальная реальность равна объектвной реальности.</text:span><text:span text:style-name="T43"> Формальной реальности должно быть больше или столько же, сколько и объективной реальности.</text:span></text:p>
      <text:p text:style-name="P26"/>
      <text:p text:style-name="P375"><text:span text:style-name="T43"><text:tab/></text:span><text:span text:style-name="T46">Материя и потребность в стабильности.</text:span><text:span text:style-name="T44">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375"><text:span text:style-name="T44"><text:tab/></text:span><text:span text:style-name="T46">Разум должен быть спокоен, чтобы действительно увидеть</text:span><text:span text:style-name="T44">.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375"><text:span text:style-name="T44"><text:tab/></text:span><text:span text:style-name="T46">Избавьтесь от предвлятых мнений.</text:span><text:span text:style-name="T44">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375"><text:span text:style-name="T44"><text:tab/></text:span><text:span text:style-name="T46">Общепринятые првила мешают восприятию реальности.</text:span><text:span text:style-name="T44"> Мы не видим ЕЕ в первозданной чистоте, так как нам внушили искаженные представления о ней.</text:span></text:p>
      <text:p text:style-name="P27"/>
      <text:p text:style-name="P375"><text:span text:style-name="T44"><text:tab/></text:span><text:span text:style-name="T46">Настоящее положение вещей и мысль.</text:span><text:span text:style-name="T44"> Настоящее положение вещей не искажено мыслью. Его нельзя постигнуть посредством понятия или мысли.</text:span></text:p>
      <text:p text:style-name="P27"><text:soft-page-break/></text:p>
      <text:p text:style-name="P376"><text:span text:style-name="T44"><text:tab/></text:span><text:span text:style-name="T46">Реальность становится очевидной, когда перестаешь сравнивать.</text:span><text:span text:style-name="T44"> Только при отсутствии сравнения существует то, «что есть». А жить с тем, «что есть», </text:span><text:span text:style-name="T41">—</text:span><text:span text:style-name="T44"> это, значит, быть умиротворенным.</text:span></text:p>
      <text:p text:style-name="P28"/>
      <text:p text:style-name="P376"><text:span text:style-name="T44"><text:tab/></text:span><text:span text:style-name="T46">Реальность </text:span><text:span text:style-name="T45">— </text:span><text:span text:style-name="T46">это быть собой.</text:span><text:span text:style-name="T44"> Чтобы стать собой </text:span><text:span text:style-name="T41">— </text:span><text:span text:style-name="T44">надо быть собой. Реальность в бытие, в бытие вещи. Таким образов, бытие в этом смысле </text:span><text:span text:style-name="T41">— </text:span><text:span text:style-name="T44">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50"><text:tab/></text:span><text:span text:style-name="T13">Дуализм и монизм.</text:span><text:span text:style-name="T50">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50">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50">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1">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1">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1">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377"><text:span text:style-name="T49"><text:tab/>П</text:span><text:span text:style-name="T45">устота.</text:span><text:span text:style-name="T41">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377"><text:span text:style-name="T45"><text:tab/>Пустота — живая субстанция. </text:span><text:span text:style-name="T41">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377"><text:span text:style-name="T45"><text:tab/>Пустота как поток творческой энергии.</text:span><text:span text:style-name="T41">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377"><text:span text:style-name="T45"><text:tab/>Пустота и небытие. НЕБЫТИЕ означает «отсутствие бытия». </text:span><text:span text:style-name="T41">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860129091334263026" text:style-name="L3">
        <text:list-item>
          <text:p text:style-name="P383">она просто является тем, чем является;</text:p>
        </text:list-item>
        <text:list-item>
          <text:p text:style-name="P383">она понимает, что существует; неправильно говорить, что она «в нас» или что мы в «в ней».</text:p>
        </text:list-item>
      </text:list>
      <text:p text:style-name="P39"/>
      <text:p text:style-name="P377"><text:span text:style-name="T45"><text:tab/>Первопричина всего находится вне пределов понимания человека («без места нахождения»). </text:span><text:span text:style-name="T41">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378"><text:span text:style-name="T41"><text:tab/></text:span><text:span text:style-name="T45">Думая о смерти, не забывай о жизни. </text:span><text:span text:style-name="T41">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379"><text:span text:style-name="T41"><text:tab/></text:span><text:span text:style-name="T45">Путь смерти.</text:span><text:span text:style-name="T41">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379"><text:span text:style-name="T41"><text:tab/></text:span><text:span text:style-name="T45">Надо смириться с возможностью смерти.</text:span><text:span text:style-name="T41"> Стоит перестать мечтать о вечной весне, тогда и лето, и зима будут дарить счастье.</text:span></text:p>
      <text:p text:style-name="P36"/>
      <text:p text:style-name="P379"><text:span text:style-name="T41"><text:tab/></text:span><text:span text:style-name="T45">Надо учиться умирать.</text:span><text:span text:style-name="T41">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379"><text:span text:style-name="T41"><text:tab/></text:span><text:span text:style-name="T45">О разлуке с друзьями.</text:span><text:span text:style-name="T41">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379"><text:span text:style-name="T41"><text:tab/></text:span><text:span text:style-name="T45">О необходимости помнить.</text:span><text:span text:style-name="T41">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2">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050988229072576104" text:style-name="L4">
        <text:list-item>
          <text:p text:style-name="P384">занимать место в социальной структуре общества;</text:p>
        </text:list-item>
        <text:list-item>
          <text:p text:style-name="P384">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3381510419174747188" text:style-name="L5">
        <text:list-item>
          <text:p text:style-name="P385"><text:s/>человек ек дает себе раскрыться и быть полностью собой;</text:p>
        </text:list-item>
        <text:list-item>
          <text:p text:style-name="P385">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3">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3">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4">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4">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5">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5">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5">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6">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6">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7">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7">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8">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8">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8">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8">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8">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9">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9">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9">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9">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9">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9">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60">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1">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2">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3">Ум наделен бесконечной подвижностью, для которой нет никаких преград.</text:span></text:p>
      <text:p text:style-name="P48"/>
      <text:p text:style-name="P48"><text:tab/><text:span text:style-name="T15">Очищенный ум.</text:span><text:span text:style-name="T63">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3">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4">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081247310139283203" text:style-name="L6">
        <text:list-item>
          <text:p text:style-name="P386">взять какую-нибудь нерешенную проблему;</text:p>
        </text:list-item>
        <text:list-item>
          <text:p text:style-name="P386">рассмотреть проблему с разных сторон;</text:p>
        </text:list-item>
        <text:list-item>
          <text:p text:style-name="P386">по-новому подойти к старому способу решения проблемы;</text:p>
        </text:list-item>
        <text:list-item>
          <text:p text:style-name="P386">поверить в свою идею и действовать!</text:p>
        </text:list-item>
      </text:list>
      <text:p text:style-name="P61"/>
      <text:p text:style-name="P61"><text:tab/><text:span text:style-name="T9">Пять этапов при формулировке идеи:</text:span></text:p>
      <text:list xml:id="list3065269536610572442" text:style-name="L7">
        <text:list-item>
          <text:p text:style-name="P387">подберите материал;</text:p>
        </text:list-item>
        <text:list-item>
          <text:p text:style-name="P387">проработайте детали;</text:p>
        </text:list-item>
        <text:list-item>
          <text:p text:style-name="P387">расслабьтесь и не думайте об этом;</text:p>
        </text:list-item>
        <text:list-item>
          <text:p text:style-name="P387"><text:soft-page-break/>будьте готовы распознать и принять идею, когда она появится;</text:p>
        </text:list-item>
        <text:list-item>
          <text:p text:style-name="P387">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5">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6">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2979506372334686294" text:style-name="L8">
        <text:list-item>
          <text:p text:style-name="P388">предпосылка — это предположение;</text:p>
        </text:list-item>
        <text:list-item>
          <text:p text:style-name="P388">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7">У довода следующаю структура:</text:span></text:p>
      <text:list xml:id="list4915227519916570867" text:style-name="L9">
        <text:list-item>
          <text:p text:style-name="P389">предпосылка;</text:p>
        </text:list-item>
        <text:list-item>
          <text:p text:style-name="P389">вывод.</text:p>
        </text:list-item>
      </text:list>
      <text:p text:style-name="P79"/>
      <text:p text:style-name="P79"><text:tab/><text:span text:style-name="T9">Два вида аргументации. </text:span>В логике существует два вида аргументации:</text:p>
      <text:list xml:id="list2321205220304199988" text:style-name="L10">
        <text:list-item>
          <text:p text:style-name="P390">дедуктивная;</text:p>
        </text:list-item>
        <text:list-item>
          <text:p text:style-name="P390"><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398783776032031988" text:style-name="L11">
        <text:list-item>
          <text:p text:style-name="P391">полное подтверждение: все S есть P;</text:p>
        </text:list-item>
        <text:list-item>
          <text:p text:style-name="P391">полное отрицание: S не есть P;</text:p>
        </text:list-item>
        <text:list-item>
          <text:p text:style-name="P391">частичное подтверждение: несколько S есть P;</text:p>
        </text:list-item>
        <text:list-item>
          <text:p text:style-name="P391">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42085912957248901" text:style-name="L12">
        <text:list-item>
          <text:p text:style-name="P392">довод, построенный от следствия к причине;</text:p>
        </text:list-item>
        <text:list-item>
          <text:p text:style-name="P392">знание, полученное на опыте.</text:p>
        </text:list-item>
      </text:list>
      <text:p text:style-name="P81"/>
      <text:p text:style-name="P81"><text:tab/><text:span text:style-name="T9">Априори.</text:span> Под априори понимается:</text:p>
      <text:list xml:id="list3258990488447497498" text:style-name="L13">
        <text:list-item>
          <text:p text:style-name="P393">довод, построенный от причины к следствию;</text:p>
        </text:list-item>
        <text:list-item>
          <text:p text:style-name="P393">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7530503581300905161" text:style-name="L14">
        <text:list-item>
          <text:p text:style-name="P394"><text:soft-page-break/>то, что свойсвтенно многим предметам (например, красными являются все предметы красного цвета). <text:s/>Один во множестве;</text:p>
        </text:list-item>
        <text:list-item>
          <text:p text:style-name="P394">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8823708513056269968" text:style-name="L15">
        <text:list-item>
          <text:p text:style-name="P395">единственное в своем роде, индивидуальное, отличное от класса предметов или всеобщего;</text:p>
        </text:list-item>
        <text:list-item>
          <text:p text:style-name="P395">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3166015128091459696" text:style-name="L16">
        <text:list-item>
          <text:p text:style-name="P396">надо начать с некоторых предпосылок;</text:p>
        </text:list-item>
        <text:list-item>
          <text:p text:style-name="P396">затем путем приведения доказательств подвести противника;</text:p>
        </text:list-item>
        <text:list-item>
          <text:p text:style-name="P396">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823400501217165508" text:style-name="L17">
        <text:list-item>
          <text:p text:style-name="P397">если истинность первого суждения подвергается сомнению;</text:p>
        </text:list-item>
        <text:list-item>
          <text:p text:style-name="P397">если из первоначальной предпосылки логично вытекают и другие предпосылки;</text:p>
        </text:list-item>
        <text:list-item>
          <text:p text:style-name="P397">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8">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9">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70">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1">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2">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3">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4">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5">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8">е</text:span> маленького помещения в подвале. <text:span text:style-name="T76">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7">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9">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80">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2">в</text:span>ствую внутри себя огромную силу, скрытую внутри меня м<text:span text:style-name="T82">о</text:span>щь, что-то динамичное. Это чувство не поддается описанию, и его ни чем нельзя сравнить. <text:span text:style-name="T81">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3">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4">Если спросите меня, что я буду делать на небесах, то отвечу </text:span><text:soft-page-break/><text:span text:style-name="T84">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1954475225681304827" text:style-name="L18">
        <text:list-item>
          <text:p text:style-name="P398">знаем ли мы, что Бог существует?</text:p>
        </text:list-item>
        <text:list-item>
          <text:p text:style-name="P398">откуда мы знаем, что Бог существует?</text:p>
        </text:list-item>
        <text:list-item>
          <text:p text:style-name="P398">что мы имеем в виду под существованием Бога?</text:p>
        </text:list-item>
        <text:list-item>
          <text:p text:style-name="P398">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5">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6">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7">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8">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9">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90">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1">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2">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3">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4">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5">и</text:span>ть их тому, как надо вести себя, беспокоиться о них и <text:span text:style-name="T96">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7">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8">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9">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00">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1">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2">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3">щ</text:span>ать уроки в рутинное выполнение упражнений. <text:span text:style-name="T104">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5">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6">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7">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371"><text:tab/>Шесть основных принципов обучения:</text:p>
      <text:list xml:id="list1550027667633191050" text:style-name="L19">
        <text:list-item>
          <text:p text:style-name="P399">мотивировать учеников;</text:p>
        </text:list-item>
        <text:list-item>
          <text:p text:style-name="P399">поддерживать внимание учеников;</text:p>
        </text:list-item>
        <text:list-item>
          <text:p text:style-name="P399"><text:soft-page-break/>ставить на первое место умственную активность (обсуждение, вопросы, лекции);</text:p>
        </text:list-item>
        <text:list-item>
          <text:p text:style-name="P400">четко обрисовывать картину того, что надо учить;</text:p>
        </text:list-item>
        <text:list-item>
          <text:p text:style-name="P400">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00">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8">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9">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10">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1">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2">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3">и</text:span>ть объекти<text:span text:style-name="T114">в</text:span>ные нормы прав<text:span text:style-name="T114">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5">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6">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1742255037002747013" text:style-name="L20">
        <text:list-item>
          <text:p text:style-name="P401">хранить секрет;</text:p>
        </text:list-item>
        <text:list-item>
          <text:p text:style-name="P401">забывать обиду;</text:p>
        </text:list-item>
        <text:list-item>
          <text:p text:style-name="P401">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7">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4322009312197871457" text:style-name="L21">
        <text:list-item>
          <text:p text:style-name="P402">с чего начинается плохое и хорошее поведение?</text:p>
        </text:list-item>
        <text:list-item>
          <text:p text:style-name="P402">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8">Беда человека кроется в любви к самому себе.</text:span></text:p>
      <text:p text:style-name="P198"/>
      <text:p text:style-name="P199"><text:tab/><text:span text:style-name="T9">Бедность и мир.</text:span> <text:span text:style-name="T119">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961076158301682456" text:style-name="L22">
        <text:list-item>
          <text:p text:style-name="P403">Объективная теория этики: добродетель объективна (теория Платона), следовательно, ее невозможно определить.</text:p>
        </text:list-item>
        <text:list-item>
          <text:p text:style-name="P404">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05">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06">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20">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1">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2">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3">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4">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5">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6">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7">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8">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9">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30">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1">ться</text:span> или бежать, выиграть или проиграть и <text:s/>всегда будь готов посмеяться над всем, принимай все, что бы ни случилось. <text:span text:style-name="T131">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2">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3">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4">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5">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6"><text:tab/></text:span><text:span text:style-name="T27">Надо управлять противоборством.</text:span><text:span text:style-name="T136"> Никто не сможет обидеть вас, пока вы не позволите это следать.</text:span></text:p>
      <text:p text:style-name="P241"/>
      <text:p text:style-name="P241"><text:span text:style-name="T137"><text:tab/></text:span><text:span text:style-name="T28">Не поддавайтесь иллюзии. </text:span><text:span text:style-name="T137">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8">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9">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40">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1">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2">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2">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3">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503049919596480836" text:style-name="L23">
        <text:list-item>
          <text:p text:style-name="P407">что наступает после того, как ты одержал победу?</text:p>
        </text:list-item>
        <text:list-item>
          <text:p text:style-name="P407">почему люди так высоко ценят победу?</text:p>
        </text:list-item>
        <text:list-item>
          <text:p text:style-name="P407">что есть «слава»?</text:p>
        </text:list-item>
        <text:list-item>
          <text:p text:style-name="P407">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4">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5"><text:tab/></text:span><text:span text:style-name="T30">Болезнь философии. </text:span><text:span text:style-name="T145">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6"><text:tab/></text:span><text:span text:style-name="T31">Философия часто стремится сделать из реальности проблему. </text:span><text:span text:style-name="T146">В жизни</text:span> <text:span text:style-name="T146">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7">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8">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4471106529814170948" text:style-name="L24">
        <text:list-item>
          <text:p text:style-name="P408">необходимо, чтобы работа им подходила;</text:p>
        </text:list-item>
        <text:list-item>
          <text:p text:style-name="P408">необходимо не работать слишком много;</text:p>
        </text:list-item>
        <text:list-item>
          <text:p text:style-name="P408">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9">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50">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51">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2">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53">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54">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55">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6">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57">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58"><text:tab/></text:span><text:span text:style-name="T36">Необходимо справедливо делить прибыль. </text:span><text:span text:style-name="T158">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59"><text:tab/></text:span><text:span text:style-name="T35">Удача не может длиться вечно.</text:span><text:span text:style-name="T159">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60"><text:tab/></text:span><text:span text:style-name="T34">Деньги — это далько не все в жизни.</text:span><text:span text:style-name="T160">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61"><text:tab/></text:span><text:span text:style-name="T33">Важно получать удовольствие от работы.</text:span><text:span text:style-name="T161">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2">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3">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64">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3426100265159677224" text:style-name="L25">
        <text:list-item>
          <text:p text:style-name="P409">желание победы;</text:p>
        </text:list-item>
        <text:list-item>
          <text:p text:style-name="P409">желание прибегать к техническим уловкам;</text:p>
        </text:list-item>
        <text:list-item>
          <text:p text:style-name="P409">желание выставлять напоказ свои знания;</text:p>
        </text:list-item>
        <text:list-item>
          <text:p text:style-name="P409">желание держать противника в страхе;</text:p>
        </text:list-item>
        <text:list-item>
          <text:p text:style-name="P409">желание играть пассивную роль;</text:p>
        </text:list-item>
        <text:list-item>
          <text:p text:style-name="P409">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65">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66">р</text:span>осить и давать советы. <text:span text:style-name="T167">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168">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169">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170">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308679832815296981" text:style-name="L26">
        <text:list-item>
          <text:p text:style-name="P410">индивидуальный подход, а не пустое воспроизведение;</text:p>
        </text:list-item>
        <text:list-item>
          <text:p text:style-name="P410">краткость, а не громоздкость;</text:p>
        </text:list-item>
        <text:list-item>
          <text:p text:style-name="P410">ясность, а не непонятность;</text:p>
        </text:list-item>
        <text:list-item>
          <text:p text:style-name="P410">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171">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172">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412"><text:soft-page-break/>Общепринятые правила</text:p>
      <text:p text:style-name="P412"/>
      <text:p text:style-name="P413"><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413"/>
      <text:p text:style-name="P413"><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413"/>
      <text:p text:style-name="P413"><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413"/>
      <text:p text:style-name="P413"><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413"/>
      <text:p text:style-name="P413"><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413"/>
      <text:p text:style-name="P413"><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413"/>
      <text:p text:style-name="P413"><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413"/>
      <text:p text:style-name="P413"><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413"/>
      <text:p text:style-name="P414"><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414"/>
      <text:p text:style-name="P414"/>
      <text:p text:style-name="P414"/>
      <text:p text:style-name="P414"/>
      <text:p text:style-name="P415"><text:soft-page-break/>Системы</text:p>
      <text:p text:style-name="P415"/>
      <text:p text:style-name="P416"><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416"/>
      <text:p text:style-name="P417"><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417"/>
      <text:p text:style-name="P418"><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418"/>
      <text:p text:style-name="P419"><text:tab/><text:span text:style-name="T9">В памяти когда-то подвижного человека.</text:span> Надгробный камень в памяти подвижного человека перекошен живым отчаянием.</text:p>
      <text:p text:style-name="P419"/>
      <text:p text:style-name="P420"><text:tab/><text:span text:style-name="T9">Неосведомленные последователи истину могут превратить в могилу.</text:span> <text:span text:style-name="T173">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420"/>
      <text:p text:style-name="P421"><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421"/>
      <text:p text:style-name="P422"><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174">чувству</text:span>» <text:span text:style-name="T174">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422"/>
      <text:p text:style-name="P423"><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423"/>
      <text:p text:style-name="P424"><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424"/>
      <text:p text:style-name="P425"><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425"/>
      <text:p text:style-name="P426"><text:tab/><text:span text:style-name="T9">Сущность традиции. </text:span>Традиция складывается подобно тому, как формируются привычки.</text:p>
      <text:p text:style-name="P426"/>
      <text:p text:style-name="P427"><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427"/>
      <text:p text:style-name="P427"><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175">Не надо втискивать себя в систему с предвзятыми понятиями, которая, несомненно, кому-нибудь и подойдет, но необязательно это будете вы.</text:span></text:p>
      <text:p text:style-name="P427"/>
      <text:p text:style-name="P428"><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428"/>
      <text:p text:style-name="P429"><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429"/>
      <text:p text:style-name="P430"><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430"/>
      <text:p text:style-name="P431"><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431"/>
      <text:p text:style-name="P432"><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432"/>
      <text:p text:style-name="P433"><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433"/>
      <text:p text:style-name="P434"><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434"/>
      <text:p text:style-name="P435"><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176">—</text:span> это нечто завершенное, установленное. Нельзя этого делать, так как каждый день, по мере взросления, человек чему-нибудь учится.</text:p>
      <text:p text:style-name="P435"/>
      <text:p text:style-name="P436"><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436"/>
      <text:p text:style-name="P437"><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437"/>
      <text:p text:style-name="P4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7T22:11:20.846766558</dc:date>
    <meta:editing-duration>P1DT19M48S</meta:editing-duration>
    <meta:editing-cycles>520</meta:editing-cycles>
    <meta:generator>LibreOffice/5.1.6.2$Linux_X86_64 LibreOffice_project/10m0$Build-2</meta:generator>
    <meta:document-statistic meta:table-count="0" meta:image-count="0" meta:object-count="0" meta:page-count="106" meta:paragraph-count="885" meta:word-count="22712" meta:character-count="157514" meta:non-whitespace-character-count="134797"/>
  </office:meta>
</office:document-meta>
</file>